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6889in" table:align="left"/>
    </style:style>
    <style:style style:name="Table1.A" style:family="table-column">
      <style:table-column-properties style:column-width="1.0326in"/>
    </style:style>
    <style:style style:name="Table1.B" style:family="table-column">
      <style:table-column-properties style:column-width="5.656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Contents_20_2">
      <style:paragraph-properties>
        <style:tab-stops>
          <style:tab-stop style:position="6.4984in" style:type="right" style:leader-style="dotted" style:leader-text="."/>
        </style:tab-stops>
      </style:paragraph-properties>
    </style:style>
    <style:style style:name="P3" style:family="paragraph" style:parent-style-name="Contents_20_1">
      <style:paragraph-properties>
        <style:tab-stops>
          <style:tab-stop style:position="6.6953in" style:type="right" style:leader-style="dotted" style:leader-text="."/>
        </style:tab-stops>
      </style:paragraph-properties>
    </style:style>
    <style:style style:name="P4" style:family="paragraph" style:parent-style-name="Contents_20_3">
      <style:paragraph-properties>
        <style:tab-stops>
          <style:tab-stop style:position="6.302in" style:type="right" style:leader-style="dotted" style:leader-text="."/>
        </style:tab-stops>
      </style:paragraph-properties>
    </style:style>
    <style:style style:name="P5" style:family="paragraph" style:parent-style-name="Code">
      <style:text-properties fo:font-size="10pt" style:font-size-asian="10pt" style:font-size-complex="10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3">
      <style:text-properties fo:font-weight="bold" style:font-weight-asian="bold" style:font-weight-complex="bold"/>
    </style:style>
    <style:style style:name="P16" style:family="paragraph" style:parent-style-name="Standard" style:list-style-name="L14"/>
    <style:style style:name="P17" style:family="paragraph" style:parent-style-name="Standard" style:list-style-name="L15"/>
    <style:style style:name="P18" style:family="paragraph" style:parent-style-name="Text_20_body" style:list-style-name="L4"/>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age annotation and face detection/recognition in Digikam</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text:a xlink:type="simple" xlink:href="#1.Introduction|outline" text:style-name="Internet_20_link" text:visited-style-name="Internet_20_link">1</text:a> Introduction<text:tab/>2</text:p>
          <text:p text:style-name="P3"><text:a xlink:type="simple" xlink:href="#2.Existing applications / web services with image annotation:|outline" text:style-name="Internet_20_link" text:visited-style-name="Internet_20_link">2</text:a> Existing applications / web services with image annotation:<text:tab/>2</text:p>
          <text:p text:style-name="P2"><text:a xlink:type="simple" xlink:href="#2.1.Image Annotator by Masahide Kanzaki|outline" text:style-name="Internet_20_link" text:visited-style-name="Internet_20_link">2.1</text:a> Image Annotator by Masahide Kanzaki<text:tab/>2</text:p>
          <text:p text:style-name="P2"><text:a xlink:type="simple" xlink:href="#2.2.PhotoStuff|outline" text:style-name="Internet_20_link" text:visited-style-name="Internet_20_link">2.2</text:a> PhotoStuff<text:tab/>2</text:p>
          <text:p text:style-name="P2"><text:a xlink:type="simple" xlink:href="#2.3.FotoNotes|outline" text:style-name="Internet_20_link" text:visited-style-name="Internet_20_link">2.3</text:a> FotoNotes<text:tab/>2</text:p>
          <text:p text:style-name="P2"><text:a xlink:type="simple" xlink:href="#2.4.Windows Live Photo Gallery|outline" text:style-name="Internet_20_link" text:visited-style-name="Internet_20_link">2.4</text:a> Windows Live Photo Gallery<text:tab/>3</text:p>
          <text:p text:style-name="P2"><text:a xlink:type="simple" xlink:href="#2.5.Flickr / 23hq.com|outline" text:style-name="Internet_20_link" text:visited-style-name="Internet_20_link">2.5</text:a> Flickr / 23hq.com<text:tab/>3</text:p>
          <text:p text:style-name="P2"><text:a xlink:type="simple" xlink:href="#2.6.MPEG-7 based software|outline" text:style-name="Internet_20_link" text:visited-style-name="Internet_20_link">2.6</text:a> MPEG-7 based software<text:tab/>3</text:p>
          <text:p text:style-name="P2"><text:a xlink:type="simple" xlink:href="#2.7.Facebook|outline" text:style-name="Internet_20_link" text:visited-style-name="Internet_20_link">2.7</text:a> Facebook<text:tab/>3</text:p>
          <text:p text:style-name="P2"><text:a xlink:type="simple" xlink:href="#2.8.Nepomuk|outline" text:style-name="Internet_20_link" text:visited-style-name="Internet_20_link">2.8</text:a> Nepomuk<text:tab/>3</text:p>
          <text:p text:style-name="P2"><text:a xlink:type="simple" xlink:href="#2.9.Picasa|outline" text:style-name="Internet_20_link" text:visited-style-name="Internet_20_link">2.9</text:a> Picasa<text:tab/>3</text:p>
          <text:p text:style-name="P3"><text:a xlink:type="simple" xlink:href="#3.Regions|outline" text:style-name="Internet_20_link" text:visited-style-name="Internet_20_link">3</text:a> Regions<text:tab/>4</text:p>
          <text:p text:style-name="P2"><text:a xlink:type="simple" xlink:href="#3.1.Storage of regions inside the image|outline" text:style-name="Internet_20_link" text:visited-style-name="Internet_20_link">3.1</text:a> Storage of regions inside the image<text:tab/>4</text:p>
          <text:p text:style-name="P4"><text:a xlink:type="simple" xlink:href="#3.1.1.Survey of existing schemas|outline" text:style-name="Internet_20_link" text:visited-style-name="Internet_20_link">3.1.1</text:a> Survey of existing schemas<text:tab/>4</text:p>
          <text:p text:style-name="P4"><text:a xlink:type="simple" xlink:href="#3.1.2.Design for a new schema|outline" text:style-name="Internet_20_link" text:visited-style-name="Internet_20_link">3.1.2</text:a> Design for a new schema<text:tab/>5</text:p>
          <text:p text:style-name="P4"><text:a xlink:type="simple" xlink:href="#3.1.3.Annotation of video and audio files|outline" text:style-name="Internet_20_link" text:visited-style-name="Internet_20_link">3.1.3</text:a> Annotation of video and audio files<text:tab/>6</text:p>
          <text:p text:style-name="P2"><text:a xlink:type="simple" xlink:href="#3.2.Storage of regions in the database|outline" text:style-name="Internet_20_link" text:visited-style-name="Internet_20_link">3.2</text:a> Storage of regions in the database<text:tab/>6</text:p>
          <text:p text:style-name="P3"><text:a xlink:type="simple" xlink:href="#4.User interface and workflow|outline" text:style-name="Internet_20_link" text:visited-style-name="Internet_20_link">4</text:a> User interface and workflow<text:tab/>6</text:p>
          <text:p text:style-name="P2"><text:a xlink:type="simple" xlink:href="#4.1.Interaction with regions in “View mode”|outline" text:style-name="Internet_20_link" text:visited-style-name="Internet_20_link">4.1</text:a> Interaction with regions in “View mode”<text:tab/>6</text:p>
          <text:p text:style-name="P2"><text:a xlink:type="simple" xlink:href="#4.2.Miscellaneous parts of Digikam|outline" text:style-name="Internet_20_link" text:visited-style-name="Internet_20_link">4.2</text:a> Miscellaneous parts of Digikam<text:tab/>7</text:p>
          <text:p text:style-name="P4"><text:a xlink:type="simple" xlink:href="#4.2.1.Image editor|outline" text:style-name="Internet_20_link" text:visited-style-name="Internet_20_link">4.2.1</text:a> Image editor<text:tab/>7</text:p>
          <text:p text:style-name="P4"><text:a xlink:type="simple" xlink:href="#4.2.2.HTML Export|outline" text:style-name="Internet_20_link" text:visited-style-name="Internet_20_link">4.2.2</text:a> HTML Export<text:tab/>7</text:p>
          <text:p text:style-name="P4"><text:a xlink:type="simple" xlink:href="#4.2.3.Other Kipi export tools|outline" text:style-name="Internet_20_link" text:visited-style-name="Internet_20_link">4.2.3</text:a> Other Kipi export tools<text:tab/>7</text:p>
          <text:p text:style-name="P4"><text:a xlink:type="simple" xlink:href="#4.2.4.Other ideas:|outline" text:style-name="Internet_20_link" text:visited-style-name="Internet_20_link">4.2.4</text:a> Other ideas:<text:tab/>7</text:p>
          <text:p text:style-name="P3"><text:a xlink:type="simple" xlink:href="#5.Face detection / recognition methods:|outline" text:style-name="Internet_20_link" text:visited-style-name="Internet_20_link">5</text:a> Face detection / recognition methods:<text:tab/>7</text:p>
          <text:p text:style-name="P3"><text:a xlink:type="simple" xlink:href="#6.References|outline" text:style-name="Internet_20_link" text:visited-style-name="Internet_20_link">6</text:a> References<text:tab/>8</text:p>
          <text:p text:style-name="P3"><text:a xlink:type="simple" xlink:href="#7.Appendix|outline" text:style-name="Internet_20_link" text:visited-style-name="Internet_20_link">7</text:a> Appendix<text:tab/>8</text:p>
          <text:p text:style-name="P2"><text:a xlink:type="simple" xlink:href="#7.1.FotoNotes as XMP|outline" text:style-name="Internet_20_link" text:visited-style-name="Internet_20_link">7.1</text:a> FotoNotes as XMP<text:tab/>8</text:p>
          <text:p text:style-name="P2"><text:a xlink:type="simple" xlink:href="#7.2.Windows Live Photo XMP Region Markup|outline" text:style-name="Internet_20_link" text:visited-style-name="Internet_20_link">7.2</text:a> Windows Live Photo XMP Region Markup<text:tab/>9</text:p>
        </text:index-body>
      </text:table-of-content>
      <text:p text:style-name="Standard"/>
      <text:p text:style-name="Standard">DISCLAIMER: The opinions presented in this document are not necessarily those of the entire Digikam team, as this document has not been discussed yet. If you want to add a comment, please use the “Insert Note” feature of OpenOffice. If you do not have SVN access, please e-mail your comments to me ( <text:a xlink:type="simple" xlink:href="mailto:mike@mghansen.de">mike@mghansen.de</text:a> ).</text:p>
      <text:p text:style-name="Standard"/>
      <text:p text:style-name="Standard">Author: Michael G. Hansen <text:a xlink:type="simple" xlink:href="mailto:mike@mghansen.de">mike@mghansen.de</text:a></text:p>
      <text:p text:style-name="Standard"/>
      <text:p text:style-name="Standard">Location of this document in svn:</text:p>
      <text:p text:style-name="Standard"><text:a xlink:type="simple" xlink:href="http://websvn.kde.org/trunk/extragear/graphics/digikam/project/ImageAnnotation.odt">http://websvn.kde.org/trunk/extragear/graphics/digikam/project/ImageAnnotation.odt</text:a></text:p>
      <text:p text:style-name="Standard">svn+ssh://svn.kde.org/home/kde/trunk/extragear/graphics/digikam/project/ImageAnnotation.odt</text:p>
      <text:p text:style-name="Standard"/>
      <text:p text:style-name="Standard">Related bug reports:</text:p>
      <table:table table:name="Table1" table:style-name="Table1">
        <table:table-column table:style-name="Table1.A"/>
        <table:table-column table:style-name="Table1.B"/>
        <table:table-row>
          <table:table-cell table:style-name="Table1.A1" office:value-type="string">
            <text:p text:style-name="Table_20_Contents"><text:a xlink:type="simple" xlink:href="https://bugs.kde.org/show_bug.cgi?id=146288">#146288</text:a></text:p>
          </table:table-cell>
          <table:table-cell table:style-name="Table1.B1" office:value-type="string">
            <text:p text:style-name="Table_20_Contents">Face detection / recognition for digikam</text:p>
          </table:table-cell>
        </table:table-row>
        <table:table-row>
          <table:table-cell table:style-name="Table1.A2" office:value-type="string">
            <text:p text:style-name="Table_20_Contents"><text:a xlink:type="simple" xlink:href="https://bugs.kde.org/show_bug.cgi?id=146337">#146337</text:a></text:p>
          </table:table-cell>
          <table:table-cell table:style-name="Table1.B2" office:value-type="string">
            <text:p text:style-name="Table_20_Contents">Tag regions of an image</text:p>
          </table:table-cell>
        </table:table-row>
        <text:soft-page-break/>
        <table:table-row>
          <table:table-cell table:style-name="Table1.A2" office:value-type="string">
            <text:p text:style-name="Table_20_Contents">GSOC?</text:p>
          </table:table-cell>
          <table:table-cell table:style-name="Table1.B2" office:value-type="string">
            <text:p text:style-name="Table_20_Contents"><text:a xlink:type="simple" xlink:href="http://socghop.appspot.com/document/show/user/hoheinzollern/digikam_face_rec">http://socghop.appspot.com/document/show/user/hoheinzollern/digikam_face_rec</text:a></text:p>
          </table:table-cell>
        </table:table-row>
      </table:table>
      <text:p text:style-name="Standard"/>
      <text:h text:style-name="Heading_20_1" text:outline-level="1">Introduction</text:h>
      <text:p text:style-name="Standard">When describing images with many objects or people in it, a nice-to-have feature is description of regions of the image. This makes it possible to directly describe objects or persons, instead of “from left to right: Alice, Bob and Eve”. It also allows the viewer to point to a region and see the description for it. Regions can range from people's faces to buildings in a skyline to parts of a machine or an integrated circuit.</text:p>
      <text:p text:style-name="Standard">However, adding detailed descriptions to many pictures can take a lot of time. In case of people, one way to help the user is face detection, and possibly face recognition. Face detection can be used to automatically define a region that displays a person, and then simply ask the user who the person is. Face recognition, on the other hand, aims for automatic recognition of who the persons in an image are, without user interaction. This, however, will require some training for the software using different images of the same person.</text:p>
      <text:p text:style-name="Standard">When designing a system for describing regions of an image, care should be taken to make this system extensible to other media types, like videos or audio files, which are already produced by today's digital cameras. At the same time, the system should be flexible to allow recognition of things other than faces to be added later, for example barcodes which can be used when a catalogue of items along with their identification numbers are photographed or scanned.</text:p>
      <text:p text:style-name="Standard">The capability for the description of regions should match those for entire images, providing a caption, a description (in multiple languages) and tags.</text:p>
      <text:p text:style-name="Standard">This document first explores existing applications that provide the features mentioned above and then discusses how to integrate the required parts into Digikam. Since face recognition may not be an easy task, this document aims to be applicable even if automatic face recognition is determined not to be a feasible goal for now.</text:p>
      <text:h text:style-name="Heading_20_1" text:outline-level="1">Existing applications / web services with image annotation:</text:h>
      <text:p text:style-name="Standard">Existing applications / websites:</text:p>
      <text:h text:style-name="Heading_20_2" text:outline-level="2">Image Annotator by Masahide Kanzaki</text:h>
      <text:list xml:id="list529075229" text:style-name="L1">
        <text:list-item>
          <text:p text:style-name="P6"><text:a xlink:type="simple" xlink:href="http://www.kanzaki.com/docs/sw/img-annotator.html">http://www.kanzaki.com/docs/sw/img-annotator.html</text:a></text:p>
        </text:list-item>
        <text:list-item>
          <text:p text:style-name="P6">Based on RDF-schema by <text:a xlink:type="simple" xlink:href="#5.0.0.0.0.0.0.0.2.[FOAFRDF] http://xmlns.com/foaf/spec/|outline">[JimLeyRDF]</text:a> </text:p>
        </text:list-item>
        <text:list-item>
          <text:p text:style-name="P6">Estimated distribution: Research and demonstration only</text:p>
        </text:list-item>
        <text:list-item>
          <text:p text:style-name="P6">Uses XSLT to create an XHTML document from the RDF in the image</text:p>
        </text:list-item>
        <text:list-item>
          <text:p text:style-name="P6">Annotation can be done on the website, which generates RDF to be stored by the user</text:p>
        </text:list-item>
      </text:list>
      <text:h text:style-name="Heading_20_2" text:outline-level="2">PhotoStuff</text:h>
      <text:list xml:id="list279307203" text:style-name="L2">
        <text:list-item>
          <text:p text:style-name="P7"><text:a xlink:type="simple" xlink:href="http://www.mindswap.org/2003/PhotoStuff/">http://www.mindswap.org/2003/PhotoStuff/</text:a></text:p>
        </text:list-item>
        <text:list-item>
          <text:p text:style-name="P7">Java application, requires a lot of knowledge about RDF to work</text:p>
        </text:list-item>
      </text:list>
      <text:h text:style-name="Heading_20_2" text:outline-level="2">FotoNotes</text:h>
      <text:list xml:id="list1459201876" text:style-name="L3">
        <text:list-item>
          <text:p text:style-name="P8"><text:a xlink:type="simple" xlink:href="http://fotonotes.net/">http://fotonotes.net/</text:a></text:p>
        </text:list-item>
        <text:list-item>
          <text:p text:style-name="P8">Uses XML to store regions in JPEG header 8, but RDF/XMP versions existed at some point</text:p>
        </text:list-item>
      </text:list>
      <text:p text:style-name="Standard"><text:soft-page-break/></text:p>
      <text:h text:style-name="Heading_20_2" text:outline-level="2">Windows Live Photo Gallery</text:h>
      <text:list xml:id="list1573104566" text:style-name="L4">
        <text:list-item>
          <text:p text:style-name="P18"><text:a xlink:type="simple" xlink:href="http://www.knowyourfiles.com/?p=71">http://www.knowyourfiles.com/?p=71</text:a></text:p>
        </text:list-item>
        <text:list-item>
          <text:p text:style-name="P18"><text:a xlink:type="simple" xlink:href="http://seanmcleod.spaces.live.com/blog/cns!B5D803CBC24E8221!294.entry">http://seanmcleod.spaces.live.com/blog/cns!B5D803CBC24E8221!294.entry</text:a></text:p>
        </text:list-item>
        <text:list-item>
          <text:p text:style-name="P18"><text:a xlink:type="simple" xlink:href="http://www.tassography.com/blog.aspx?b=63367654668">http://www.tassography.com/blog.aspx?b=63367654668</text:a></text:p>
        </text:list-item>
        <text:list-item>
          <text:p text:style-name="P18">Stores regions in XMP</text:p>
        </text:list-item>
      </text:list>
      <text:h text:style-name="Heading_20_2" text:outline-level="2">Flickr / 23hq.com</text:h>
      <text:list xml:id="list1479543907" text:style-name="L5">
        <text:list-item>
          <text:p text:style-name="P9"><text:a xlink:type="simple" xlink:href="http://www.flickr.com/">http://www.flickr.com</text:a></text:p>
        </text:list-item>
        <text:list-item>
          <text:p text:style-name="P9">Rectangles, can be accessed via API</text:p>
        </text:list-item>
        <text:list-item>
          <text:p text:style-name="P9"><text:a xlink:type="simple" xlink:href="http://www.cpan.org/modules/by-module/Net/Net-Flickr-RDF-1.0.readme">http://www.cpan.org/modules/by-module/Net/Net-Flickr-RDF-1.0.readme</text:a></text:p>
          <text:list>
            <text:list-item>
              <text:p text:style-name="P9">transforms data from Flickr into RDF, uses <text:a xlink:type="simple" xlink:href="#6.0.0.0.0.0.0.0.3.[w3ImageRegions] http://www.w3.org/2004/02/image-regions – broken link|outline">[w3ImageRegions]</text:a></text:p>
            </text:list-item>
          </text:list>
        </text:list-item>
      </text:list>
      <text:h text:style-name="Heading_20_2" text:outline-level="2">MPEG-7 based software</text:h>
      <text:list xml:id="list1280219428" text:style-name="L6">
        <text:list-item>
          <text:p text:style-name="P19">MPEG-7 also allows annotation of movies and images</text:p>
        </text:list-item>
        <text:list-item>
          <text:p text:style-name="P19">XML-representation of MPEG-7:</text:p>
          <text:list>
            <text:list-item>
              <text:p text:style-name="P19">Caliph and Emir: <text:a xlink:type="simple" xlink:href="http://sourceforge.net/projects/caliph-emir/">http://sourceforge.net/projects/caliph-emir/</text:a></text:p>
            </text:list-item>
            <text:list-item>
              <text:p text:style-name="P19"><text:a xlink:type="simple" xlink:href="http://www.semanticmetadata.net/features/">http://www.semanticmetadata.net/features/</text:a></text:p>
            </text:list-item>
          </text:list>
        </text:list-item>
        <text:list-item>
          <text:p text:style-name="P10">RDFS version of MPEG-7 visual descriptors:</text:p>
          <text:list>
            <text:list-item>
              <text:p text:style-name="P10"><text:a xlink:type="simple" xlink:href="http://www.acemedia.org/aceMedia/results/software/m-ontomat-annotizer.html">http://www.acemedia.org/aceMedia/results/software/m-ontomat-annotizer.html</text:a></text:p>
            </text:list-item>
          </text:list>
        </text:list-item>
      </text:list>
      <text:h text:style-name="Heading_20_2" text:outline-level="2">Facebook</text:h>
      <text:list xml:id="list1756635387" text:style-name="L7">
        <text:list-item>
          <text:p text:style-name="P20"><text:a xlink:type="simple" xlink:href="http://www.facebook.com/">http://www.facebook.com/</text:a></text:p>
        </text:list-item>
        <text:list-item>
          <text:p text:style-name="P20">According to Wikipedia, photos can be annotated. But I can't test it.</text:p>
        </text:list-item>
      </text:list>
      <text:h text:style-name="Heading_20_2" text:outline-level="2">Nepomuk</text:h>
      <text:list xml:id="list788103020" text:style-name="L8">
        <text:list-item>
          <text:p text:style-name="P21"><text:a xlink:type="simple" xlink:href="http://websvn.kde.org/trunk/playground/base/nepomuk-kde/peopletag/">http://websvn.kde.org/trunk/playground/base/nepomuk-kde/peopletag/</text:a></text:p>
          <text:list>
            <text:list-item>
              <text:p text:style-name="P21"><text:a xlink:type="simple" xlink:href="http://gitorious.org/nepomuk-peopletag">http://gitorious.org/nepomuk-peopletag</text:a></text:p>
            </text:list-item>
            <text:list-item>
              <text:p text:style-name="P21">svn+ssh://svn.kde.org/home/kde/trunk/playground/base/nepomuk-kde/peopletag</text:p>
            </text:list-item>
          </text:list>
        </text:list-item>
      </text:list>
      <text:h text:style-name="Heading_20_2" text:outline-level="2">Picasa</text:h>
      <text:list xml:id="list1161029676" text:style-name="L9">
        <text:list-item>
          <text:p text:style-name="P22"><text:a xlink:type="simple" xlink:href="http://picasa.google.com/">http://picasa.google.com</text:a></text:p>
        </text:list-item>
        <text:list-item>
          <text:p text:style-name="P22"><text:a xlink:type="simple" xlink:href="http://www.heise.de/newsticker/Picasa-erkennt-Gesichter-und-schreibt-Geotags--/meldung/145774">http://www.heise.de/newsticker/Picasa-erkennt-Gesichter-und-schreibt-Geotags--/meldung/145774</text:a></text:p>
        </text:list-item>
        <text:list-item>
          <text:p text:style-name="P22">Recognizes faces, but stores them only as tags, but no region annotation</text:p>
        </text:list-item>
        <text:list-item>
          <text:p text:style-name="P22"><text:soft-page-break/>Presents the user with a list of unrecognized faces and asks for names</text:p>
        </text:list-item>
      </text:list>
      <text:p text:style-name="Standard"/>
      <text:list xml:id="list1232977811" text:continue-list="list279307203" text:style-name="L10">
        <text:list-item>
          <text:p text:style-name="P11">F-Spot - <text:a xlink:type="simple" xlink:href="http://apart-dev.blogspot.com/">http://apart-dev.blogspot.com/</text:a></text:p>
        </text:list-item>
        <text:list-item>
          <text:p text:style-name="P11">Polar Rose - <text:a xlink:type="simple" xlink:href="http://www.polarrose.com/">http://www.polarrose.com/</text:a><text:a xlink:type="simple" xlink:href="http://www.polarrose.com/"><text:line-break/></text:a>Used in Gallery: <text:a xlink:type="simple" xlink:href="http://gallery.menalto.com/node/86320">http://gallery.menalto.com/node/86320</text:a><text:line-break/></text:p>
        </text:list-item>
      </text:list>
      <text:p text:style-name="Standard"/>
      <text:h text:style-name="Heading_20_1" text:outline-level="1">Regions</text:h>
      <text:p text:style-name="Standard">The simplest region is the rectangle. For simple annotation of faces, this could be enough. However, for annotation of more complex objects or if faces are partially covered by other faces, polygons would be nice to have.</text:p>
      <text:p text:style-name="Standard">The annotated regions have to be stored both inside the database and in the image (if enabled by the user). While the storage model used in the database can be changed later on, the storage model in the images should be stable enough so that it does not have to be changed and flexible enough to allow extensions to be added later.</text:p>
      <text:h text:style-name="Heading_20_2" text:outline-level="2">Storage of regions inside the image</text:h>
      <text:p text:style-name="Standard">Preferably using RDF/XMP. This leaves the selection of an appropriate schema. If possible, an existing schema should be reused for interoperability.</text:p>
      <text:h text:style-name="Heading_20_3" text:outline-level="3">Survey of existing schemas</text:h>
      <text:p text:style-name="Standard">There have been several schemas developed by people on the W3C, but most seem to either be research only or abandoned.</text:p>
      <text:p text:style-name="Standard"/>
      <text:list xml:id="list399588101" text:style-name="L11">
        <text:list-item>
          <text:p text:style-name="P12">The w3photo project<text:line-break/>Apparently, several people from the RDF interest group at the w3c decided to create w3photo.org to annotate photos during a conference. However, the project appears abandoned. There are several schemas which were created, the final schema is not available online anymore. A partial copy appears to be at <text:a xlink:type="simple" xlink:href="#6.0.0.0.0.0.0.0.5.[w3photo-bnowack] http://www.bnowack.de/w3photo/pages/image_vocabs|outline">[w3photo-bnowack]</text:a>. Related schemas:</text:p>
          <text:list>
            <text:list-item>
              <text:p text:style-name="P12">Jim Ley's schema <text:a xlink:type="simple" xlink:href="#5.0.0.0.0.0.0.0.1.[JimLeyRDF] Jim Ley, http://jibbering.com/vocabs/image/#|outline">[JimLeyRDF]</text:a><text:a xlink:type="simple" xlink:href="#5.0.0.0.0.0.0.0.2.[FOAFRDF] http://xmlns.com/foaf/spec/|outline"><text:line-break/></text:a>Estimated distribution: Research only<text:line-break/>Defines rectangles, circles and polygons</text:p>
            </text:list-item>
            <text:list-item>
              <text:p text:style-name="P12">Jim Ley's schema, based on SVG<text:line-break/><text:a xlink:type="simple" xlink:href="http://jibbering.com/2002/3/svg/index.rdf">http://jibbering.com/2002/3/svg/index.rdf</text:a><text:a xlink:type="simple" xlink:href="http://jibbering.com/2002/3/svg/index.rdf"><text:line-break/></text:a>Provides a polyPath region which uses SVG path elements <text:a xlink:type="simple" xlink:href="#6.0.0.0.0.0.0.0.4.[svgPaths] http://www.w3.org/TR/SVG11/paths.html|outline">[svgPaths]</text:a> to define its shape</text:p>
            </text:list-item>
            <text:list-item>
              <text:p text:style-name="P12">Morten Frederiksen's schema (based on Jim Ley's schema?)<text:line-break/><text:a xlink:type="simple" xlink:href="http://www.wasab.dk/morten/2004/01/image-regions-schema.rdf">http://www.wasab.dk/morten/2004/01/image-regions-schema.rdf</text:a><text:a xlink:type="simple" xlink:href="http://www.wasab.dk/morten/2004/01/image-regions-schema.rdf"><text:line-break/></text:a><text:a xlink:type="simple" xlink:href="http://esw.w3.org/topic/W3PhotoVocabs">http://esw.w3.org/topic/W3PhotoVocabs</text:a><text:a xlink:type="simple" xlink:href="http://www.wasab.dk/morten/2004/01/image-regions-schema.rdf"><text:line-break/></text:a>Estimated destribution: Research only (W3C)<text:line-break/>Defines rectangles, circles, ellipses and polygons<text:line-break/>boundingBoxes of regions can be stored for clients which can not deal with complex regions</text:p>
            </text:list-item>
          </text:list>
        </text:list-item>
        <text:list-item>
          <text:p text:style-name="P12">PhotoStuff<text:line-break/><text:a xlink:type="simple" xlink:href="http://www.mindswap.org/2005/owl/digital-media">http://www.mindswap.org/2005/owl/digital-media</text:a><text:line-break/><text:a xlink:type="simple" xlink:href="http://www.w3.org/2005/Incubator/mmsem/XGR-image-annotation/#solution_NASA">http://www.w3.org/2005/Incubator/mmsem/XGR-image-annotation/#solution_NASA</text:a><text:a xlink:type="simple" xlink:href="http://www.mindswap.org/2005/owl/digital-media"><text:line-break/></text:a><text:soft-page-break/>Estimated distribution: unknown, but looks like research only<text:line-break/>Defines descriptions for images and movies, uses SVG outlines (embeds actual SVG XML)</text:p>
        </text:list-item>
        <text:list-item>
          <text:p text:style-name="P12">RDFGeom2d <text:line-break/><text:a xlink:type="simple" xlink:href="http://www.mapbureau.com/rdfgeom2d1.0/revision2.html">http://www.mapbureau.com/rdfgeom2d1.0/revision2.html</text:a><text:line-break/>Estimated distribution: Company was active from 2001-2006, actual usage unknown<text:a xlink:type="simple" xlink:href="http://www.mapbureau.com/rdfgeom2d1.0/revision2.html"><text:line-break/></text:a>Defines shapes based on the shapes provided by SVG, but does not depend on SVG</text:p>
        </text:list-item>
        <text:list-item>
          <text:p text:style-name="P12">MPEG-7</text:p>
          <text:list>
            <text:list-item>
              <text:p text:style-name="P12">XML:<text:line-break/><text:a xlink:type="simple" xlink:href="http://www.chiariglione.org/mpeg/standards/mpeg-7/mpeg-7.htm#E11E4">http://www.chiariglione.org/mpeg/standards/mpeg-7/mpeg-7.htm#E11E4</text:a><text:a xlink:type="simple" xlink:href="http://www.chiariglione.org/mpeg/standards/mpeg-7/mpeg-7.htm#E11E4"><text:line-break/></text:a>Estimated distribution: Industry standard – but in practice?</text:p>
            </text:list-item>
            <text:list-item>
              <text:p text:style-name="P12">RDFS:<text:line-break/><text:a xlink:type="simple" xlink:href="http://www.acemedia.org/aceMedia/reference/resource/index.html">http://www.acemedia.org/aceMedia/reference/resource/index.html</text:a><text:a xlink:type="simple" xlink:href="http://www.mindswap.org/2005/owl/digital-media"><text:line-break/></text:a>Estimated distribution: unknown</text:p>
            </text:list-item>
          </text:list>
        </text:list-item>
        <text:list-item>
          <text:p text:style-name="P12">FotoNotes<text:line-break/>W3photos references an RDF version: <text:a xlink:type="simple" xlink:href="http://fotonotes.net/rdf/fotonotes-schema">http://fotonotes.net/rdf/fotonotes-schema</text:a> , but it is not online anymore (maybe hidden somewhere on archive.org, see <text:a xlink:type="simple" xlink:href="#7.1.FotoNotes as XMP:|outline">FotoNotes as XMP</text:a> )</text:p>
        </text:list-item>
        <text:list-item>
          <text:p text:style-name="P12">Windows Live Gallery<text:line-break/>No complete specification found, only sample code reading/writing regions<text:line-break/><text:a xlink:type="simple" xlink:href="http://msdn.microsoft.com/en-us/library/bb643802.aspx">http://msdn.microsoft.com/en-us/library/bb643802.aspx</text:a><text:a xlink:type="simple" xlink:href="http://msdn.microsoft.com/en-us/library/bb643802.aspx"><text:line-break/></text:a><text:a xlink:type="simple" xlink:href="http://msdn.microsoft.com/en-us/library/ee720019%28VS.85%29.aspx">http://msdn.microsoft.com/en-us/library/ee720019%28VS.85%29.aspx</text:a></text:p>
        </text:list-item>
      </text:list>
      <text:p text:style-name="Standard"/>
      <text:p text:style-name="Standard">Overview documents:</text:p>
      <text:list xml:id="list2131119510" text:style-name="L12">
        <text:list-item>
          <text:p text:style-name="P13"><text:a xlink:type="simple" xlink:href="http://www.w3.org/2001/sw/BestPractices/MM/resources/Vocabularies.html">http://www.w3.org/2001/sw/BestPractices/MM/resources/Vocabularies.html</text:a></text:p>
        </text:list-item>
        <text:list-item>
          <text:p text:style-name="P13"><text:a xlink:type="simple" xlink:href="http://www.slis.kent.edu/~mzeng/metadata/semanticweb/photordf.htm">http://www.slis.kent.edu/~mzeng/metadata/semanticweb/photordf.htm</text:a></text:p>
        </text:list-item>
        <text:list-item>
          <text:p text:style-name="P13"><text:a xlink:type="simple" xlink:href="http://esw.w3.org/mt/esw/archives/000038.html">http://esw.w3.org/mt/esw/archives/000038.html</text:a></text:p>
        </text:list-item>
      </text:list>
      <text:h text:style-name="Heading_20_3" text:outline-level="3">Design for a new schema</text:h>
      <text:p text:style-name="Standard">The following features are <text:span text:style-name="T1">required</text:span>/would be useful:</text:p>
      <text:list xml:id="list786819585" text:style-name="L13">
        <text:list-item>
          <text:p text:style-name="P15">Captions and descriptions in multiple languages.</text:p>
        </text:list-item>
        <text:list-item>
          <text:p text:style-name="P15">Tags.</text:p>
        </text:list-item>
        <text:list-item>
          <text:p text:style-name="P14">In order to cope with applications that modify images but are unaware of regions, storing the image size along with the regions provides a means to detect whether the size of the image has been modified and the regions are therefore corrupted.</text:p>
        </text:list-item>
        <text:list-item>
          <text:p text:style-name="P14">Adding regions for different media types later (video, audio, multi-page-images)</text:p>
        </text:list-item>
        <text:list-item>
          <text:p text:style-name="P14">Assign different geo-coordinates to regions of an image, to distinguish between the location where the photo was taken (stored in exif, for the whole image) versus the location of the objects depicted (stored in the regions).</text:p>
        </text:list-item>
      </text:list>
      <text:p text:style-name="Standard"/>
      <text:p text:style-name="Standard">Here is a sample for a possible XMP representation of regions:</text:p>
      <text:p text:style-name="Standard"/>
      <text:p text:style-name="P5">&lt;x:xmpmeta xmlns:x="adobe:ns:meta/" x:xmptk="XMP Core 4.1.1-Exiv2"&gt;</text:p>
      <text:p text:style-name="P5"><text:s/>&lt;rdf:RDF xmlns:rdf="http://www.w3.org/1999/02/22-rdf-syntax-ns#"&gt;</text:p>
      <text:p text:style-name="P5"><text:s text:c="2"/>&lt;rdf:Description rdf:about=""</text:p>
      <text:p text:style-name="Code"><text:span text:style-name="T3"><text:s text:c="4"/>xmlns:dc="</text:span><text:a xlink:type="simple" xlink:href="http://purl.org/dc/elements/1.1/">http://purl.org/dc/elements/1.1/</text:a><text:span text:style-name="T3">"</text:span></text:p>
      <text:p text:style-name="Code"><text:span text:style-name="T3"><text:s text:c="4"/>xmlns:digiKam="</text:span><text:a xlink:type="simple" xlink:href="http://www.digikam.org/ns/1.0/">http://www.digikam.org/ns/1.0/</text:a><text:span text:style-name="T3">"</text:span></text:p>
      <text:p text:style-name="P5"><text:s text:c="4"/>xmlns:regions="uri:regions"&gt;</text:p>
      <text:p text:style-name="P5"><text:s text:c="3"/>&lt;regions:region&gt;</text:p>
      <text:p text:style-name="P5"><text:s text:c="4"/>&lt;dc:title&gt;Sample region&lt;/dc:title&gt;</text:p>
      <text:p text:style-name="P5"><text:soft-page-break/><text:s text:c="4"/>&lt;dc:description&gt;A sample region with rectangular shape&lt;/dc:destcription&gt;</text:p>
      <text:p text:style-name="P5"><text:s text:c="4"/>&lt;regions:definition&gt;</text:p>
      <text:p text:style-name="P5"><text:s text:c="5"/>&lt;rdf:Alt&gt;</text:p>
      <text:p text:style-name="P5"><text:s text:c="6"/>&lt;regions:rectangle&gt;</text:p>
      <text:p text:style-name="P5"><text:s text:c="7"/>&lt;regions:coordinates&gt;10,10 200,200&lt;/region:coordinates&gt;</text:p>
      <text:p text:style-name="P5"><text:s text:c="6"/>&lt;/regions:rectangle&gt;</text:p>
      <text:p text:style-name="P5"><text:s text:c="5"/>&lt;/rdf:Alt&gt;</text:p>
      <text:p text:style-name="P5"><text:s text:c="4"/>&lt;/regions:definition&gt;</text:p>
      <text:p text:style-name="P5"><text:s text:c="3"/>&lt;/regions:region&gt;</text:p>
      <text:p text:style-name="P5"/>
      <text:p text:style-name="P5"><text:s text:c="3"/>&lt;regions:region&gt;</text:p>
      <text:p text:style-name="P5"><text:s text:c="4"/>&lt;dc:title&gt;Complex region&lt;/dc:title&gt;</text:p>
      <text:p text:style-name="P5"><text:s text:c="4"/>&lt;dc:description&gt;A more complex region, a polygon with a fallback shape of a rectangle&lt;/dc:description&gt;</text:p>
      <text:p text:style-name="P5"><text:s text:c="4"/>&lt;regions:definition&gt;</text:p>
      <text:p text:style-name="P5"><text:s text:c="5"/>&lt;rdf:Alt&gt;</text:p>
      <text:p text:style-name="P5"><text:s text:c="6"/>&lt;regions:polygon&gt;</text:p>
      <text:p text:style-name="P5"><text:s text:c="7"/>&lt;regions:coordinates&gt;10,10 100,100 200,200 200,100&lt;/region:coordinates&gt;</text:p>
      <text:p text:style-name="P5"><text:s text:c="6"/>&lt;/regions:polygon&gt;</text:p>
      <text:p text:style-name="P5"><text:s text:c="6"/>&lt;regions:rectangle&gt;</text:p>
      <text:p text:style-name="P5"><text:s text:c="7"/>&lt;regions:coordinates&gt;10,10 200,200&lt;/region:coordinates&gt;</text:p>
      <text:p text:style-name="P5"><text:s text:c="6"/>&lt;/regions:rectangle&gt;</text:p>
      <text:p text:style-name="P5"><text:s text:c="5"/>&lt;/rdf:Alt&gt;</text:p>
      <text:p text:style-name="P5"><text:s text:c="4"/>&lt;/regions:definition&gt;</text:p>
      <text:p text:style-name="P5"><text:s text:c="3"/>&lt;/regions:region&gt;</text:p>
      <text:p text:style-name="P5"><text:s text:c="2"/>&lt;/rdf:Description&gt;</text:p>
      <text:p text:style-name="P5"><text:s/>&lt;/rdf:RDF&gt;</text:p>
      <text:p text:style-name="P5">&lt;/x:xmpmeta&gt;</text:p>
      <text:p text:style-name="Code"/>
      <text:h text:style-name="Heading_20_3" text:outline-level="3">Annotation of video and audio files</text:h>
      <text:p text:style-name="Text_20_body">Annotation of audio files is straightforward: Instead of specifying a region in pixel coordinates, it is specified as a start and stop time. For videos, annotations may span across multiple video frames, with regions at different positions on each frame. In this case, a list of shapes defined by the types used for still images along with their start and stop times could be used.</text:p>
      <text:p text:style-name="Text_20_body"><text:a xlink:type="simple" xlink:href="#6.0.0.0.0.0.0.0.6.[xmpDM] http://ns.adobe.com/xmp/1.0/DynamicMedia/, for tags see here: http://www.exiv2.org/tags-xmp-xmpDM.html|outline">[xmpDM]</text:a> supports markers associated with timecodes, but these do not support regions of a frame.</text:p>
      <text:h text:style-name="Heading_20_2" text:outline-level="2">Storage of regions in the database</text:h>
      <text:p text:style-name="Standard"/>
      <text:h text:style-name="Heading_20_1" text:outline-level="1">User interface and workflow</text:h>
      <text:p text:style-name="Text_20_body">Interaction with regions should be possible in as many places in Digikam as possible, most notably in the “View mode”.</text:p>
      <text:p text:style-name="Text_20_body">Automatic detection/recognition should be able to run in the background either when triggered by the user or when new images are imported from a camera. If the system requires user interaction, the requests should be queued. The user can then respond to them either while other images are still being processed or when the process is finished.</text:p>
      <text:p text:style-name="Text_20_body">Face recognition requires a lot of processing power, therefore the possibility of adding a clustering feature to use several computers should be kept in mind.</text:p>
      <text:h text:style-name="Heading_20_2" text:outline-level="2"><text:bookmark-start text:name="__RefHeading__42233105"/><text:soft-page-break/>Interaction with regions in “View mode”<text:bookmark-end text:name="__RefHeading__42233105"/></text:h>
      <text:p text:style-name="Text_20_body">When in “View mode”, regions can be highlighted when the user hovers over them with the mouse. More interaction could be provided by a tab in the image properties section. The “Captions/Tags” tab could be extended to either show information for the whole image, or a specific section. The region to be shown could be selected using a drop-down box. Creation of new regions could either be done via an added option in the context menu or via a button in the “Captions/Tags” tab.</text:p>
      <text:h text:style-name="Heading_20_2" text:outline-level="2">Miscellaneous parts of Digikam</text:h>
      <text:h text:style-name="Heading_20_3" text:outline-level="3">Image editor</text:h>
      <text:p text:style-name="Text_20_body">The image editor should be made aware of regions and adjust the regions for simple editing operations like cropping or scaling. If the user performs an action that the image editor can not compensate, like rotation, it should warn the user that regions may be corrupted.</text:p>
      <text:h text:style-name="Heading_20_3" text:outline-level="3">HTML Export</text:h>
      <text:p text:style-name="Text_20_body">HTML Export could export regions into HTML documents, similar to the <text:a xlink:type="simple" xlink:href="#2.1.Image Annotator by Masahide Kanzaki|outline">Image Annotator by Masahide Kanzaki</text:a>.</text:p>
      <text:h text:style-name="Heading_20_3" text:outline-level="3">Other Kipi export tools</text:h>
      <text:p text:style-name="Text_20_body">Integration of regions into other services would be useful and has to be checked on a case by case basis.</text:p>
      <text:h text:style-name="Heading_20_3" text:outline-level="3">Other ideas:</text:h>
      <text:p text:style-name="Text_20_body">It would be nice if one could go from tags to controlled vocabularies at the same time. But that is rather non-trivial.</text:p>
      <text:h text:style-name="Heading_20_1" text:outline-level="1">Face detection / recognition methods:</text:h>
      <text:p text:style-name="Standard"/>
      <text:list xml:id="list385655944" text:style-name="L14">
        <text:list-item>
          <text:p text:style-name="P16">OpenCV - <text:a xlink:type="simple" xlink:href="http://sourceforge.net/projects/opencvlibrary">http://sourceforge.net/projects/opencvlibrary</text:a><text:a xlink:type="simple" xlink:href="http://sourceforge.net/projects/opencvlibrary"><text:line-break/></text:a><text:a xlink:type="simple" xlink:href="http://opencv.willowgarage.com/wiki/FaceDetection">http://opencv.willowgarage.com/wiki/FaceDetection</text:a><text:a xlink:type="simple" xlink:href="http://sourceforge.net/projects/opencvlibrary"><text:line-break/></text:a><text:a xlink:type="simple" xlink:href="http://slist.lilotux.net/linux/qmotion/">http://slist.lilotux.net/linux/qmotion/</text:a> ← contact this person!</text:p>
        </text:list-item>
        <text:list-item>
          <text:p text:style-name="P16">libface - <text:a xlink:type="simple" xlink:href="http://libface.sourceforge.net/">http://libface.sourceforge.net/</text:a></text:p>
        </text:list-item>
        <text:list-item>
          <text:p text:style-name="P16">openbio - <text:a xlink:type="simple" xlink:href="http://openbio.sourceforge.net/">http://openbio.sourceforge.net/</text:a></text:p>
        </text:list-item>
        <text:list-item>
          <text:p text:style-name="P16"><text:a xlink:type="simple" xlink:href="http://www.iis.fraunhofer.de/bf/bv/kognitiv/biom/dd.jsp">http://www.iis.fraunhofer.de/bf/bv/kognitiv/biom/dd.jsp</text:a><text:a xlink:type="simple" xlink:href="http://www.iis.fraunhofer.de/bf/bv/kognitiv/biom/dd.jsp"><text:line-break/></text:a>Closed source</text:p>
        </text:list-item>
        <text:list-item>
          <text:p text:style-name="P16">ivt - <text:a xlink:type="simple" xlink:href="http://ivt.sourceforge.net/">http://ivt.sourceforge.net/</text:a></text:p>
        </text:list-item>
        <text:list-item>
          <text:p text:style-name="P16"><text:a xlink:type="simple" xlink:href="http://www.cs.ait.ac.th/~mdailey/matlab/">http://www.cs.ait.ac.th/~mdailey/matlab/</text:a><text:a xlink:type="simple" xlink:href="http://www.cs.ait.ac.th/~mdailey/matlab/"><text:line-break/></text:a>Matlab tutorial for face recognition</text:p>
        </text:list-item>
        <text:list-item>
          <text:p text:style-name="P16">face-rec.org - <text:a xlink:type="simple" xlink:href="http://www.face-rec.org/">http://www.face-rec.org/</text:a></text:p>
        </text:list-item>
        <text:list-item>
          <text:p text:style-name="P16"><text:a xlink:type="simple" xlink:href="http://www.cs.colostate.edu/evalfacerec/algorithms5.html">http://www.cs.colostate.edu/evalfacerec/algorithms5.html</text:a><text:a xlink:type="simple" xlink:href="http://www.cs.colostate.edu/evalfacerec/algorithms5.html"><text:line-break/></text:a>Provides C-code for testing several algorithms</text:p>
        </text:list-item>
      </text:list>
      <text:p text:style-name="Standard"/>
      <text:p text:style-name="Standard"><text:soft-page-break/>additional links:</text:p>
      <text:list xml:id="list1642180722" text:style-name="L15">
        <text:list-item>
          <text:p text:style-name="P17"><text:a xlink:type="simple" xlink:href="http://pages.cpsc.ucalgary.ca/~hanlen/vision/facelinks.html">http://pages.cpsc.ucalgary.ca/~hanlen/vision/facelinks.html</text:a></text:p>
        </text:list-item>
        <text:list-item>
          <text:p text:style-name="P17"><text:a xlink:type="simple" xlink:href="http://www.heise.de/tr/Gesichtserkennung-Clever-oder-unheimlich--/artikel/134269/0/0">http://www.heise.de/tr/Gesichtserkennung-Clever-oder-unheimlich--/artikel/134269/0/0</text:a></text:p>
        </text:list-item>
        <text:list-item>
          <text:p text:style-name="P17"><text:a xlink:type="simple" xlink:href="http://socghop.appspot.com/document/show/user/hoheinzollern/digikam_face_rec">http://socghop.appspot.com/document/show/user/hoheinzollern/digikam_face_rec</text:a></text:p>
        </text:list-item>
        <text:list-item>
          <text:p text:style-name="P17"><text:a xlink:type="simple" xlink:href="http://codingplayground.blogspot.com/2009/03/adaboost-improve-your-performance.html">http://codingplayground.blogspot.com/2009/03/adaboost-improve-your-performance.html</text:a></text:p>
        </text:list-item>
        <text:list-item>
          <text:p text:style-name="P17"><text:a xlink:type="simple" xlink:href="http://freshmeat.net/projects/kolmogorov">http://freshmeat.net/projects/kolmogorov</text:a></text:p>
        </text:list-item>
      </text:list>
      <text:h text:style-name="Heading_20_1" text:outline-level="1">References</text:h>
      <text:h text:style-name="Heading_20_9" text:outline-level="9">[JimLeyRDF] Jim Ley, <text:a xlink:type="simple" xlink:href="http://jibbering.com/vocabs/image/"><text:span text:style-name="Internet_20_link">http://jibbering.com/vocabs/image/</text:span></text:a><text:span text:style-name="Internet_20_link">#</text:span></text:h>
      <text:h text:style-name="Heading_20_9" text:outline-level="9">[FOAF] <text:a xlink:type="simple" xlink:href="http://xmlns.com/foaf/spec/">http://xmlns.com/foaf/spec/</text:a></text:h>
      <text:h text:style-name="Heading_20_9" text:outline-level="9">[w3ImageRegions] <text:a xlink:type="simple" xlink:href="http://www.w3.org/2004/02/image-regions">http://www.w3.org/2004/02/image-regions</text:a> – broken link</text:h>
      <text:h text:style-name="Heading_20_9" text:outline-level="9">[svgPaths] <text:a xlink:type="simple" xlink:href="http://www.w3.org/TR/SVG11/paths.html">http://www.w3.org/TR/SVG11/paths.html</text:a></text:h>
      <text:h text:style-name="Heading_20_9" text:outline-level="9">[w3photo-bnowack] <text:a xlink:type="simple" xlink:href="http://www.bnowack.de/w3photo/pages/image_vocabs">http://www.bnowack.de/w3photo/pages/image_vocabs</text:a></text:h>
      <text:h text:style-name="Heading_20_9" text:outline-level="9"><text:span text:style-name="T2">[xmpDM] </text:span><text:a xlink:type="simple" xlink:href="http://ns.adobe.com/xmp/1.0/DynamicMedia/"><text:span text:style-name="Source_20_Text"><text:span text:style-name="T2">http://ns.adobe.com/xmp/1.0/DynamicMedia/</text:span></text:span></text:a><text:span text:style-name="T2">, for tags see here: </text:span><text:a xlink:type="simple" xlink:href="http://www.exiv2.org/tags-xmp-xmpDM.html">http://www.exiv2.org/tags-xmp-xmpDM.html</text:a></text:h>
      <text:p text:style-name="Text_20_body"/>
      <text:h text:style-name="Heading_20_1" text:outline-level="1">Appendix</text:h>
      <text:h text:style-name="Heading_20_2" text:outline-level="2"><text:bookmark-start text:name="__RefHeading__43203406"/>FotoNotes as XMP<text:bookmark-end text:name="__RefHeading__43203406"/></text:h>
      <text:p text:style-name="Text_20_body"><text:a xlink:type="simple" xlink:href="http://web.archive.org/web/20050209154859/fotonotes.net/spec/index.cgi?CurrentFNXMPSchema">http://web.archive.org/web/20050209154859/fotonotes.net/spec/index.cgi?CurrentFNXMPSchema</text:a></text:p>
      <text:p text:style-name="Code-small">&lt;x:xmpmeta xmlns:x='adobe:ns:meta/'&gt;</text:p>
      <text:p text:style-name="Code-small"><text:s text:c="2"/>&lt;rdf:RDF xmlns:rdf="http://www.w3.org/1999/02/22-rdf-syntax-ns#"&gt;</text:p>
      <text:p text:style-name="Code-small"><text:s text:c="4"/>&lt;rdf:Description rdf:about="" xmlns:fn="http://fotonotes.net/..."&gt;</text:p>
      <text:p text:style-name="Code-small"><text:s text:c="6"/>&lt;fn:copyright&gt;Copyright (c) 2004, Greg Elin&lt;/fn:copyright&gt;</text:p>
      <text:p text:style-name="Code-small"/>
      <text:p text:style-name="Code-small"><text:s text:c="6"/>&lt;fn:permissions&gt;</text:p>
      <text:p text:style-name="Code-small"><text:s text:c="8"/>&lt;fn:add&gt;allow&lt;/fn:add&gt;</text:p>
      <text:p text:style-name="Code-small"><text:s text:c="8"/>&lt;fn:modify&gt;prompt&lt;/fn:modify&gt;</text:p>
      <text:p text:style-name="Code-small"><text:s text:c="8"/>&lt;fn:delete&gt;prompt&lt;/fn:delete&gt;</text:p>
      <text:p text:style-name="Code-small"><text:s text:c="6"/>&lt;/fn:permissions&gt;</text:p>
      <text:p text:style-name="Code-small"/>
      <text:p text:style-name="Code-small"><text:s text:c="6"/>&lt;fn:id&gt;</text:p>
      <text:p text:style-name="Code-small"><text:s text:c="8"/>http://rowlff.dotgeek.org/plugin/fotowikiplugin/</text:p>
      <text:p text:style-name="Code-small"><text:s text:c="8"/>demoimage.jpg</text:p>
      <text:p text:style-name="Code-small"><text:s text:c="6"/>&lt;/fn:id&gt;</text:p>
      <text:p text:style-name="Code-small"><text:s text:c="6"/>&lt;fn:modified&gt;2004-11-23T07:09:31Z&lt;/fn:modified&gt;</text:p>
      <text:p text:style-name="Code-small"><text:s text:c="6"/>&lt;fn:title&gt;demoimage.jpg&lt;/fn:title&gt;</text:p>
      <text:p text:style-name="Code-small"><text:s text:c="6"/>&lt;fn:link rel="alternate" type="text/html"</text:p>
      <text:p text:style-name="Code-small"><text:s text:c="7"/>href="http://rowlff.dotgeek.org/plugin/</text:p>
      <text:p text:style-name="Code-small"><text:s text:c="7"/>fotonoterplugin.php?p=demoimage.jpg"/&gt;</text:p>
      <text:p text:style-name="Code-small"/>
      <text:p text:style-name="Code-small"><text:s text:c="6"/>&lt;fn:entry&gt;</text:p>
      <text:p text:style-name="Code-small"><text:s text:c="8"/>&lt;fn:id&gt;http://rowlff.dotgeek.org/plugin/3@demoimage.jpg&lt;/fn:id&gt;</text:p>
      <text:p text:style-name="Code-small"><text:s text:c="8"/>&lt;fn:modified&gt;2004-11-23T07:09:31Z&lt;/fn:modified&gt;</text:p>
      <text:p text:style-name="Code-small"><text:soft-page-break/><text:s text:c="8"/>&lt;fn:title&gt;take off point&lt;/fn:title&gt;</text:p>
      <text:p text:style-name="Code-small"><text:s text:c="8"/>&lt;fn:author&gt;</text:p>
      <text:p text:style-name="Code-small"><text:s text:c="10"/>&lt;fn:name&gt;exiledsurfer&lt;/fn:name&gt;</text:p>
      <text:p text:style-name="Code-small"><text:s text:c="8"/>&lt;/fn:author&gt;</text:p>
      <text:p text:style-name="Code-small"><text:s text:c="8"/>&lt;fn:content type="text/plain"&gt;</text:p>
      <text:p text:style-name="Code-small"><text:s text:c="10"/>This is where we lifted off..flying across the field </text:p>
      <text:p text:style-name="Code-small"><text:s text:c="10"/>and then down into the valley. </text:p>
      <text:p text:style-name="Code-small"><text:s text:c="10"/>{image:http://rowlff.dotgeek.org/test.jpg}</text:p>
      <text:p text:style-name="Code-small"><text:s text:c="8"/>&lt;/fn:content&gt;</text:p>
      <text:p text:style-name="Code-small"><text:s text:c="8"/>&lt;fn:content type="text/html" mode="escaped"&gt;</text:p>
      <text:p text:style-name="Code-small"><text:s text:c="10"/>This is where we lifted off..flying across the field </text:p>
      <text:p text:style-name="Code-small"><text:s text:c="10"/>and then down into the valley.</text:p>
      <text:p text:style-name="Code-small"><text:s text:c="10"/>{image:http://rowlff.dotgeek.org/test.jpg}</text:p>
      <text:p text:style-name="Code-small"><text:s text:c="8"/>&lt;/fn:content&gt;</text:p>
      <text:p text:style-name="Code-small"><text:s text:c="8"/>&lt;fn:selection&gt;</text:p>
      <text:p text:style-name="Code-small"><text:s text:c="10"/>&lt;fn:boundingBox&gt;456,354,522,405&lt;/fn:boundingBox&gt;</text:p>
      <text:p text:style-name="Code-small"><text:s text:c="8"/>&lt;/fn:selection&gt;</text:p>
      <text:p text:style-name="Code-small"><text:s text:c="6"/>&lt;/fn:entry&gt;</text:p>
      <text:p text:style-name="Code-small"><text:s text:c="4"/>&lt;/rdf:Description&gt;</text:p>
      <text:p text:style-name="Code-small"><text:s text:c="2"/>&lt;/rdf:RDF&gt; </text:p>
      <text:p text:style-name="Code-small">&lt;/x:xmpmeta&gt;</text:p>
      <text:p text:style-name="Code"/>
      <text:h text:style-name="Heading_20_2" text:outline-level="2">Windows Live Photo XMP Region Markup</text:h>
      <text:p text:style-name="P5">&lt;x:xmpmeta xmlns:x="adobe:ns:meta/" x:xmptk="XMP Core 4.1.1-Exiv2"&gt;</text:p>
      <text:p text:style-name="P5"><text:s/>&lt;rdf:RDF xmlns:rdf="http://www.w3.org/1999/02/22-rdf-syntax-ns#"&gt;</text:p>
      <text:p text:style-name="P5"><text:s text:c="2"/>&lt;rdf:Description rdf:about=""</text:p>
      <text:p text:style-name="P5"><text:s text:c="4"/>xmlns:MicrosoftPhoto="http://ns.microsoft.com/photo/1.0/"</text:p>
      <text:p text:style-name="P5"><text:s text:c="4"/>xmlns:MP="http://ns.microsoft.com/photo/1.2/"</text:p>
      <text:p text:style-name="P5"><text:s text:c="4"/>xmlns:MPRI="http://ns.microsoft.com/photo/1.2/t/RegionInfo#"</text:p>
      <text:p text:style-name="P5"><text:s text:c="4"/>xmlns:MPReg="http://ns.microsoft.com/photo/1.2/t/Region#"&gt;</text:p>
      <text:p text:style-name="P5"><text:s text:c="3"/>&lt;MP:RegionInfo rdf:parseType="Resource"&gt;</text:p>
      <text:p text:style-name="P5"><text:s text:c="4"/>&lt;MPRI:Regions&gt;</text:p>
      <text:p text:style-name="P5"><text:s text:c="5"/>&lt;rdf:Bag&gt;</text:p>
      <text:p text:style-name="P5"><text:s text:c="6"/>&lt;rdf:li</text:p>
      <text:p text:style-name="P5"><text:s text:c="7"/>MPReg:Rectangle="0.1, 0.1, 0.2, 0.2"</text:p>
      <text:p text:style-name="P5"><text:s text:c="7"/>MPReg:PersonDisplayName="Mr. Example"/&gt;</text:p>
      <text:p text:style-name="P5"><text:s text:c="5"/>&lt;/rdf:Bag&gt;</text:p>
      <text:p text:style-name="P5"><text:s text:c="4"/>&lt;/MPRI:Regions&gt;</text:p>
      <text:p text:style-name="P5"><text:s text:c="3"/>&lt;/MP:RegionInfo&gt;</text:p>
      <text:p text:style-name="P5"><text:s text:c="2"/>&lt;/rdf:Description&gt;</text:p>
      <text:p text:style-name="P5"><text:s/>&lt;/rdf:RDF&gt;</text:p>
      <text:p text:style-name="Code"/>
      <text:p text:style-name="Text_20_body"><text:span text:style-name="Internet_20_lin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left="0.2in" fo:margin-right="0in" fo:margin-top="0.0799in" fo:margin-bottom="0.0799in" fo:text-indent="-0.2in" style:auto-text-indent="false">
        <style:tab-stops/>
      </style:paragraph-properties>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1" fo:font-size="10pt" style:font-name-asian="Bitstream Vera Sans Mono1" style:font-size-asian="10pt" style:font-name-complex="Bitstream Vera Sans Mono1" style:font-size-complex="10pt"/>
    </style:style>
    <style:style style:name="Code" style:family="paragraph" style:parent-style-name="Standard" style:class="text" style:master-page-name="">
      <style:paragraph-properties style:page-number="auto"/>
      <style:text-properties style:font-name="Bitstream Vera Sans Mono" style:font-size-asian="10.5pt"/>
    </style:style>
    <style:style style:name="Code-small" style:family="paragraph" style:parent-style-name="Code" style:class="text">
      <style:text-properties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Bitstream Vera Sans Mono1" style:font-name-asian="Bitstream Vera Sans Mono1" style:font-name-complex="Bitstream Vera Sans Mono1"/>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71in solid #000000" fo:border-left="none" fo:border-right="none" fo:padding="0in" style:shadow="none" style:dynamic-spacing="false"/>
      </style:header-style>
      <style:footer-style>
        <style:header-footer-properties fo:min-height="0.2402in" fo:margin-left="0in" fo:margin-right="0in" fo:margin-top="0.2in" fo:border-top="0.0071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Standard">Image annotation and face detection/recognition in Digikam</text:p>
      </style:header>
      <style:footer>
        <text:p text:style-name="Footer"><text:date style:data-style-name="N84" text:date-value="2009-11-12T19:21:57">2009-11-12</text:date>-<text:time style:data-style-name="N41" text:time-value="2009-11-12T19:21:57">19:21:57</text:time><text:tab/>Page <text:page-number text:select-page="current">3</text:page-number> / <text:page-count>9</text:page-count><text:tab/>CC-BY-S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el Hansen</meta:initial-creator>
    <meta:creation-date>2009-10-29T14:49:51</meta:creation-date>
    <dc:date>2009-11-12T19:21:57</dc:date>
    <dc:creator>Michael Hansen</dc:creator>
    <meta:editing-duration>PT20H21M30S</meta:editing-duration>
    <meta:editing-cycles>47</meta:editing-cycles>
    <meta:generator>OpenOffice.org/3.1$Unix OpenOffice.org_project/310m19$Build-9420</meta:generator>
    <meta:keyword>digikam</meta:keyword>
    <meta:keyword>image annotation</meta:keyword>
    <meta:keyword>face detection</meta:keyword>
    <meta:keyword>face recognition</meta:keyword>
    <dc:title>Image annotation and face recognition in Digikam</dc:title>
    <meta:document-statistic meta:table-count="1" meta:image-count="0" meta:object-count="0" meta:page-count="9" meta:paragraph-count="265" meta:word-count="2062" meta:character-count="17128"/>
  </office:meta>
</office:document-meta>
</file>